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'Helvetica Neue', Helvetica, Arial, sans-serif"/>
    <style:font-face style:name="apple-system" svg:font-family="apple-system, BlinkMacSystemFont, 'Segoe UI', Roboto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bec41" officeooo:paragraph-rsid="000bec41"/>
    </style:style>
    <style:style style:name="P2" style:family="paragraph" style:parent-style-name="Standard">
      <style:paragraph-properties fo:text-align="center" style:justify-single-word="false"/>
      <style:text-properties fo:font-size="18pt" officeooo:rsid="000bec41" officeooo:paragraph-rsid="000bec4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bec41" officeooo:paragraph-rsid="000bec4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de59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1282b7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2c97f8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2c2a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e59a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10186a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0de59a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0fdb05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0186a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de476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f23c0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1282b7" officeooo:paragraph-rsid="001282b7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12b5f7" officeooo:paragraph-rsid="0012b5f7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rsid="001d434c" officeooo:paragraph-rsid="001d434c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1e506a" officeooo:paragraph-rsid="001e506a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1e506a" officeooo:paragraph-rsid="002f4997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fo:font-weight="normal" officeooo:rsid="002665ea" officeooo:paragraph-rsid="002665ea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fo:font-weight="normal" officeooo:rsid="00192706" officeooo:paragraph-rsid="00192706"/>
    </style:style>
    <style:style style:name="P25" style:family="paragraph" style:parent-style-name="Standard">
      <style:paragraph-properties fo:text-align="start" style:justify-single-word="false"/>
      <style:text-properties fo:font-size="18pt" fo:font-weight="normal" officeooo:rsid="00222808" officeooo:paragraph-rsid="00222808"/>
    </style:style>
    <style:style style:name="P26" style:family="paragraph" style:parent-style-name="Standard">
      <style:paragraph-properties fo:text-align="start" style:justify-single-word="false"/>
      <style:text-properties fo:font-size="18pt" fo:font-weight="normal" officeooo:rsid="0024d729" officeooo:paragraph-rsid="0024d729"/>
    </style:style>
    <style:style style:name="P27" style:family="paragraph" style:parent-style-name="Standard">
      <style:paragraph-properties fo:text-align="start" style:justify-single-word="false"/>
      <style:text-properties fo:font-size="18pt" fo:font-weight="normal" officeooo:paragraph-rsid="000f5f95"/>
    </style:style>
    <style:style style:name="P28" style:family="paragraph" style:parent-style-name="Standard">
      <style:paragraph-properties fo:text-align="start" style:justify-single-word="false"/>
      <style:text-properties officeooo:paragraph-rsid="00110966"/>
    </style:style>
    <style:style style:name="P29" style:family="paragraph" style:parent-style-name="Standard">
      <style:paragraph-properties fo:text-align="start" style:justify-single-word="false"/>
      <style:text-properties officeooo:paragraph-rsid="001282b7"/>
    </style:style>
    <style:style style:name="P30" style:family="paragraph" style:parent-style-name="Standard">
      <style:paragraph-properties fo:text-align="start" style:justify-single-word="false"/>
      <style:text-properties officeooo:paragraph-rsid="00203fa6"/>
    </style:style>
    <style:style style:name="P31" style:family="paragraph" style:parent-style-name="Standard">
      <style:paragraph-properties fo:text-align="start" style:justify-single-word="false"/>
      <style:text-properties officeooo:paragraph-rsid="0020b8cc"/>
    </style:style>
    <style:style style:name="P32" style:family="paragraph" style:parent-style-name="Standard">
      <style:paragraph-properties fo:text-align="start" style:justify-single-word="false"/>
      <style:text-properties officeooo:paragraph-rsid="00192706"/>
    </style:style>
    <style:style style:name="P33" style:family="paragraph" style:parent-style-name="Standard">
      <style:paragraph-properties fo:text-align="start" style:justify-single-word="false"/>
      <style:text-properties officeooo:paragraph-rsid="002f23c0"/>
    </style:style>
    <style:style style:name="P34" style:family="paragraph" style:parent-style-name="Standard">
      <style:paragraph-properties fo:text-align="start" style:justify-single-word="false"/>
      <style:text-properties officeooo:paragraph-rsid="002f4997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0f5f95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2f23c0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4c44d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d434c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2b5f7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e506a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8aca2" officeooo:paragraph-rsid="0018aca2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92706" officeooo:paragraph-rsid="00222808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92706" officeooo:paragraph-rsid="0024d729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6b2f3" officeooo:paragraph-rsid="001d434c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6b2f3" officeooo:paragraph-rsid="002f4997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6b2f3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bfd98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d434c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e506a" officeooo:paragraph-rsid="001e506a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ffbce" officeooo:paragraph-rsid="001ffbce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f5f95" officeooo:paragraph-rsid="00203fa6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03fa6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22808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22808" officeooo:paragraph-rsid="00222808" style:font-size-asian="18pt" style:font-weight-asian="normal" style:font-size-complex="18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4d729" officeooo:paragraph-rsid="0024d729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b1e4a" officeooo:paragraph-rsid="002b1e4a" style:font-size-asian="18pt" style:font-weight-asian="normal" style:font-size-complex="18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23c0" officeooo:paragraph-rsid="0029aad2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23c0" officeooo:paragraph-rsid="002f23c0" style:font-size-asian="18pt" style:font-weight-asian="normal" style:font-size-complex="18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bec41" officeooo:paragraph-rsid="002f23c0" style:font-size-asian="18pt" style:font-weight-asian="normal" style:font-size-complex="18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4997" officeooo:paragraph-rsid="002f4997" style:font-size-asian="18pt" style:font-weight-asian="normal" style:font-size-complex="18pt" style:font-weight-complex="normal"/>
    </style:style>
    <style:style style:name="P61" style:family="paragraph" style:parent-style-name="Standard">
      <style:paragraph-properties fo:text-align="start" style:justify-single-word="false" fo:break-before="pag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62" style:family="paragraph" style:parent-style-name="Standard">
      <style:paragraph-properties fo:text-align="start" style:justify-single-word="false" fo:break-before="pag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63" style:family="paragraph" style:parent-style-name="Standard">
      <style:paragraph-properties fo:text-align="start" style:justify-single-word="false" fo:break-before="page"/>
      <style:text-properties fo:font-size="18pt" fo:font-weight="bold" officeooo:rsid="000bec41" officeooo:paragraph-rsid="000bec41" style:font-size-asian="18pt" style:font-weight-asian="bold" style:font-size-complex="18pt"/>
    </style:style>
    <style:style style:name="P64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8pt" fo:letter-spacing="normal" fo:font-style="normal" fo:font-weight="normal" officeooo:rsid="002b1e4a" officeooo:paragraph-rsid="002b1e4a" style:font-size-asian="18pt" style:font-weight-asian="normal" style:font-size-complex="18pt" style:font-weight-complex="normal"/>
    </style:style>
    <style:style style:name="P65" style:family="paragraph" style:parent-style-name="Standard">
      <style:paragraph-properties fo:text-align="start" style:justify-single-word="false" fo:background-color="#ffff00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4d729" officeooo:paragraph-rsid="0024d729" style:font-size-asian="18pt" style:font-weight-asian="normal" style:font-size-complex="18pt" style:font-weight-complex="normal"/>
    </style:style>
    <style:style style:name="P6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591f3" officeooo:paragraph-rsid="002591f3" style:font-size-asian="18pt" style:font-weight-asian="normal" style:font-size-complex="18pt" style:font-weight-complex="normal"/>
    </style:style>
    <style:style style:name="P6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a3daf" officeooo:paragraph-rsid="002a3daf" style:font-size-asian="18pt" style:font-weight-asian="normal" style:font-size-complex="18pt" style:font-weight-complex="normal"/>
    </style:style>
    <style:style style:name="P68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69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officeooo:paragraph-rsid="002f23c0"/>
    </style:style>
    <style:style style:name="P7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0b784" style:font-size-asian="18pt" style:font-weight-asian="normal" style:font-size-complex="18pt" style:font-weight-complex="normal"/>
    </style:style>
    <style:style style:name="P7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2b492" style:font-size-asian="18pt" style:font-weight-asian="normal" style:font-size-complex="18pt" style:font-weight-complex="normal"/>
    </style:style>
    <style:style style:name="P72" style:family="paragraph" style:parent-style-name="Preformatted_20_Text"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0b784" style:font-size-asian="18pt" style:font-weight-asian="normal" style:font-size-complex="18pt" style:font-weight-complex="normal"/>
    </style:style>
    <style:style style:name="P73" style:family="paragraph" style:parent-style-name="Preformatted_20_Text"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2b492" style:font-size-asian="18pt" style:font-weight-asian="normal" style:font-size-complex="18pt" style:font-weight-complex="normal"/>
    </style:style>
    <style:style style:name="P74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0b784" style:font-size-asian="18pt" style:font-weight-asian="normal" style:font-size-complex="18pt" style:font-weight-complex="normal"/>
    </style:style>
    <style:style style:name="P75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2b492" style:font-size-asian="18pt" style:font-weight-asian="normal" style:font-size-complex="18pt" style:font-weight-complex="normal"/>
    </style:style>
    <style:style style:name="P76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0ecb3" officeooo:paragraph-rsid="0040ecb3" style:font-size-asian="18pt" style:font-weight-asian="normal" style:font-size-complex="18pt" style:font-weight-complex="normal"/>
    </style:style>
    <style:style style:name="P77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0ecb3" officeooo:paragraph-rsid="0042b492" style:font-size-asian="18pt" style:font-weight-asian="normal" style:font-size-complex="18pt" style:font-weight-complex="normal"/>
    </style:style>
    <style:style style:name="P78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69cce" officeooo:paragraph-rsid="00469cce" style:font-size-asian="18pt" style:font-weight-asian="normal" style:font-size-complex="18pt" style:font-weight-complex="normal"/>
    </style:style>
    <style:style style:name="P79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69cce" officeooo:paragraph-rsid="004f2997" style:font-size-asian="18pt" style:font-weight-asian="normal" style:font-size-complex="18pt" style:font-weight-complex="normal"/>
    </style:style>
    <style:style style:name="P80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777d9" officeooo:paragraph-rsid="004777d9" style:font-size-asian="18pt" style:font-weight-asian="normal" style:font-size-complex="18pt" style:font-weight-complex="normal"/>
    </style:style>
    <style:style style:name="P81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777d9" officeooo:paragraph-rsid="004f2997" style:font-size-asian="18pt" style:font-weight-asian="normal" style:font-size-complex="18pt" style:font-weight-complex="normal"/>
    </style:style>
    <style:style style:name="P82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2b492" officeooo:paragraph-rsid="0042b492" style:font-name-asian="Droid Sans Fallback1" style:font-size-asian="18pt" style:font-weight-asian="normal" style:font-name-complex="Liberation Mono" style:font-size-complex="18pt" style:font-weight-complex="normal"/>
    </style:style>
    <style:style style:name="P83" style:family="paragraph" style:parent-style-name="Preformatted_20_Text">
      <style:paragraph-properties fo:margin-top="0cm" fo:margin-bottom="0.499cm" style:contextual-spacing="false"/>
      <style:text-properties officeooo:paragraph-rsid="00462867"/>
    </style:style>
    <style:style style:name="P84" style:family="paragraph" style:parent-style-name="Standard">
      <style:paragraph-properties fo:text-align="start" style:justify-single-word="false"/>
      <style:text-properties fo:font-size="18pt" fo:font-weight="normal" officeooo:rsid="0029aad2" officeooo:paragraph-rsid="0029aad2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8pt" fo:font-weight="normal" officeooo:rsid="0029aad2" officeooo:paragraph-rsid="0038bc89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8pt" fo:font-weight="normal" officeooo:rsid="0025b20e" officeooo:paragraph-rsid="004b58e6" style:font-size-asian="18pt" style:font-weight-asian="normal" style:font-size-complex="18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8pt" fo:font-weight="normal" officeooo:rsid="0025b20e" officeooo:paragraph-rsid="004c8b6b" style:font-size-asian="18pt" style:font-weight-asian="normal" style:font-size-complex="18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8pt" fo:font-weight="normal" officeooo:rsid="0012b5f7" officeooo:paragraph-rsid="0012b5f7" style:font-size-asian="18pt" style:font-weight-asian="normal" style:font-size-complex="18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8pt" fo:font-weight="normal" officeooo:rsid="0033df18" officeooo:paragraph-rsid="0038bc89" style:font-size-asian="18pt" style:font-weight-asian="normal" style:font-size-complex="18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8pt" fo:font-weight="normal" officeooo:rsid="0033df18" officeooo:paragraph-rsid="0039ba7b" style:font-size-asian="18pt" style:font-weight-asian="normal" style:font-size-complex="18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8pt" fo:font-weight="normal" officeooo:rsid="00284c18" officeooo:paragraph-rsid="00284c18" style:font-size-asian="18pt" style:font-weight-asian="normal" style:font-size-complex="18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9aad2" style:font-size-asian="18pt" style:font-weight-asian="normal" style:font-size-complex="18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38bc89" style:font-size-asian="18pt" style:font-weight-asian="normal" style:font-size-complex="18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f23c0" style:font-size-asian="18pt" style:font-weight-asian="normal" style:font-size-complex="18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4c8b6b" style:font-size-asian="18pt" style:font-weight-asian="normal" style:font-size-complex="18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8pt" fo:font-weight="normal" officeooo:rsid="0038bc89" officeooo:paragraph-rsid="0038bc89" style:font-size-asian="18pt" style:font-weight-asian="normal" style:font-size-complex="18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8pt" fo:font-weight="normal" officeooo:rsid="003b327e" officeooo:paragraph-rsid="003b327e" style:font-size-asian="18pt" style:font-weight-asian="normal" style:font-size-complex="18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8pt" fo:font-weight="normal" officeooo:rsid="003d22bb" officeooo:paragraph-rsid="003d22bb" style:font-size-asian="18pt" style:font-weight-asian="normal" style:font-size-complex="18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8pt" fo:font-weight="normal" officeooo:rsid="0043c0ec" officeooo:paragraph-rsid="0043c0ec" style:font-size-asian="18pt" style:font-weight-asian="normal" style:font-size-complex="18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4777d9" style:font-size-asian="18pt" style:font-weight-asian="normal" style:font-size-complex="18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4858d5" style:font-size-asian="18pt" style:font-weight-asian="normal" style:font-size-complex="18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499268" style:font-size-asian="18pt" style:font-weight-asian="normal" style:font-size-complex="18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49ba4d" style:font-size-asian="18pt" style:font-weight-asian="normal" style:font-size-complex="18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4f2997" style:font-size-asian="18pt" style:font-weight-asian="normal" style:font-size-complex="18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564369" style:font-size-asian="18pt" style:font-weight-asian="normal" style:font-size-complex="18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5a3651" style:font-size-asian="18pt" style:font-weight-asian="normal" style:font-size-complex="18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4858d5" style:font-size-asian="18pt" style:font-weight-asian="normal" style:font-size-complex="18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49ba4d" style:font-size-asian="18pt" style:font-weight-asian="normal" style:font-size-complex="18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4f2997" style:font-size-asian="18pt" style:font-weight-asian="normal" style:font-size-complex="18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564369" style:font-size-asian="18pt" style:font-weight-asian="normal" style:font-size-complex="18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5a3651" style:font-size-asian="18pt" style:font-weight-asian="normal" style:font-size-complex="18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4858d5" style:font-size-asian="18pt" style:font-weight-asian="normal" style:font-size-complex="18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4f2997" style:font-size-asian="18pt" style:font-weight-asian="normal" style:font-size-complex="18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564369" style:font-size-asian="18pt" style:font-weight-asian="normal" style:font-size-complex="18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4858d5" style:font-size-asian="18pt" style:font-weight-asian="normal" style:font-size-complex="18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4f2997" style:font-size-asian="18pt" style:font-weight-asian="normal" style:font-size-complex="18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8pt" fo:font-weight="normal" officeooo:rsid="004777d9" officeooo:paragraph-rsid="004777d9" style:font-size-asian="18pt" style:font-weight-asian="normal" style:font-size-complex="18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8pt" fo:font-weight="normal" officeooo:rsid="004777d9" officeooo:paragraph-rsid="004f2997" style:font-size-asian="18pt" style:font-weight-asian="normal" style:font-size-complex="18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8pt" fo:font-weight="normal" officeooo:rsid="00499268" officeooo:paragraph-rsid="00499268" style:font-size-asian="18pt" style:font-weight-asian="normal" style:font-size-complex="18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8pt" fo:font-weight="normal" officeooo:rsid="00499268" officeooo:paragraph-rsid="004f2997" style:font-size-asian="18pt" style:font-weight-asian="normal" style:font-size-complex="18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8pt" fo:font-weight="normal" officeooo:rsid="004f54c5" officeooo:paragraph-rsid="004f54c5" style:font-size-asian="18pt" style:font-weight-asian="normal" style:font-size-complex="18pt" style:font-weight-complex="normal"/>
    </style:style>
    <style:style style:name="P122" style:family="paragraph" style:parent-style-name="Standard">
      <style:paragraph-properties fo:text-align="start" style:justify-single-word="false"/>
      <style:text-properties officeooo:paragraph-rsid="001282b7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03fa6" style:font-size-asian="18pt" style:font-weight-asian="normal" style:font-size-complex="18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22808" style:font-size-asian="18pt" style:font-weight-asian="normal" style:font-size-complex="18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ffbce" officeooo:paragraph-rsid="001ffbce" style:font-size-asian="18pt" style:font-weight-asian="normal" style:font-size-complex="18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30705" officeooo:paragraph-rsid="00330705" style:font-size-asian="18pt" style:font-weight-asian="normal" style:font-size-complex="18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9aad2" officeooo:paragraph-rsid="0029aad2" style:font-size-asian="18pt" style:font-weight-asian="normal" style:font-size-complex="18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55304" officeooo:paragraph-rsid="00355304" style:font-size-asian="18pt" style:font-weight-asian="normal" style:font-size-complex="18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23c0" officeooo:paragraph-rsid="002f23c0" style:font-size-asian="18pt" style:font-weight-asian="normal" style:font-size-complex="18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23c0" officeooo:paragraph-rsid="003ae87e" style:font-size-asian="18pt" style:font-weight-asian="normal" style:font-size-complex="18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9ba7b" officeooo:paragraph-rsid="0039ba7b" style:font-size-asian="18pt" style:font-weight-asian="normal" style:font-size-complex="18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e506a" style:font-size-asian="18pt" style:font-weight-asian="normal" style:font-size-complex="18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d434c" style:font-size-asian="18pt" style:font-weight-asian="normal" style:font-size-complex="18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6b2f3" style:font-size-asian="18pt" style:font-weight-asian="normal" style:font-size-complex="18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a7f72" officeooo:paragraph-rsid="003a7f72" style:font-size-asian="18pt" style:font-weight-asian="normal" style:font-size-complex="18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ae87e" officeooo:paragraph-rsid="003ae87e" style:font-size-asian="18pt" style:font-weight-asian="normal" style:font-size-complex="18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0b784" style:font-size-asian="18pt" style:font-weight-asian="normal" style:font-size-complex="18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10638" style:font-size-asian="18pt" style:font-weight-asian="normal" style:font-size-complex="18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2b492" style:font-size-asian="18pt" style:font-weight-asian="normal" style:font-size-complex="18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49662" officeooo:paragraph-rsid="00449662" style:font-size-asian="18pt" style:font-weight-asian="normal" style:font-size-complex="18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2b492" officeooo:paragraph-rsid="0042b492" style:font-name-asian="Droid Sans Fallback1" style:font-size-asian="18pt" style:font-weight-asian="normal" style:font-name-complex="Liberation Mono" style:font-size-complex="18pt" style:font-weight-complex="normal"/>
    </style:style>
    <style:style style:name="P142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officeooo:paragraph-rsid="002f23c0"/>
    </style:style>
    <style:style style:name="P143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29aad2" officeooo:paragraph-rsid="0029aad2" style:font-size-asian="18pt" style:font-weight-asian="normal" style:font-size-complex="18pt" style:font-weight-complex="normal"/>
    </style:style>
    <style:style style:name="P144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29aad2" officeooo:paragraph-rsid="0049ba4d" style:font-size-asian="18pt" style:font-weight-asian="normal" style:font-size-complex="18pt" style:font-weight-complex="normal"/>
    </style:style>
    <style:style style:name="P145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29aad2" officeooo:paragraph-rsid="004f2997" style:font-size-asian="18pt" style:font-weight-asian="normal" style:font-size-complex="18pt" style:font-weight-complex="normal"/>
    </style:style>
    <style:style style:name="P146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38bc89" officeooo:paragraph-rsid="0038bc89" style:font-size-asian="18pt" style:font-weight-asian="normal" style:font-size-complex="18pt" style:font-weight-complex="normal"/>
    </style:style>
    <style:style style:name="P147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38bc89" officeooo:paragraph-rsid="0049ba4d" style:font-size-asian="18pt" style:font-weight-asian="normal" style:font-size-complex="18pt" style:font-weight-complex="normal"/>
    </style:style>
    <style:style style:name="P148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38bc89" officeooo:paragraph-rsid="004f2997" style:font-size-asian="18pt" style:font-weight-asian="normal" style:font-size-complex="18pt" style:font-weight-complex="normal"/>
    </style:style>
    <style:style style:name="P149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39ba7b" officeooo:paragraph-rsid="0049ba4d" style:font-size-asian="18pt" style:font-weight-asian="normal" style:font-size-complex="18pt" style:font-weight-complex="normal"/>
    </style:style>
    <style:style style:name="P150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39ba7b" officeooo:paragraph-rsid="004f2997" style:font-size-asian="18pt" style:font-weight-asian="normal" style:font-size-complex="18pt" style:font-weight-complex="normal"/>
    </style:style>
    <style:style style:name="P151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0b784" style:font-size-asian="18pt" style:font-weight-asian="normal" style:font-size-complex="18pt" style:font-weight-complex="normal"/>
    </style:style>
    <style:style style:name="P1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39ba7b" officeooo:paragraph-rsid="0049ba4d" style:font-size-asian="18pt" style:font-weight-asian="normal" style:font-size-complex="18pt" style:font-weight-complex="normal"/>
    </style:style>
    <style:style style:name="P15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38bc89" officeooo:paragraph-rsid="004f2997" style:font-size-asian="18pt" style:font-weight-asian="normal" style:font-size-complex="18pt" style:font-weight-complex="normal"/>
    </style:style>
    <style:style style:name="P1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18180" officeooo:paragraph-rsid="00518180" style:font-size-asian="18pt" style:font-weight-asian="normal" style:font-size-complex="18pt" style:font-weight-complex="normal"/>
    </style:style>
    <style:style style:name="P1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18180" officeooo:paragraph-rsid="005a3651" style:font-size-asian="18pt" style:font-weight-asian="normal" style:font-size-complex="18pt" style:font-weight-complex="normal"/>
    </style:style>
    <style:style style:name="P15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0fdb05" officeooo:paragraph-rsid="00564369" style:font-size-asian="18pt" style:font-weight-asian="normal" style:font-size-complex="18pt" style:font-weight-complex="normal"/>
    </style:style>
    <style:style style:name="P15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0fdb05" officeooo:paragraph-rsid="005a3651" style:font-size-asian="18pt" style:font-weight-asian="normal" style:font-size-complex="18pt" style:font-weight-complex="normal"/>
    </style:style>
    <style:style style:name="P15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020d" officeooo:paragraph-rsid="0057020d" style:font-size-asian="18pt" style:font-weight-asian="normal" style:font-size-complex="18pt" style:font-weight-complex="normal"/>
    </style:style>
    <style:style style:name="P15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020d" officeooo:paragraph-rsid="00580970" style:font-size-asian="18pt" style:font-weight-asian="normal" style:font-size-complex="18pt" style:font-weight-complex="normal"/>
    </style:style>
    <style:style style:name="P16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020d" officeooo:paragraph-rsid="005a3651" style:font-size-asian="18pt" style:font-weight-asian="normal" style:font-size-complex="18pt" style:font-weight-complex="normal"/>
    </style:style>
    <style:style style:name="P16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a92c" officeooo:paragraph-rsid="0057a92c" style:font-size-asian="18pt" style:font-weight-asian="normal" style:font-size-complex="18pt" style:font-weight-complex="normal"/>
    </style:style>
    <style:style style:name="P16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a92c" officeooo:paragraph-rsid="00580970" style:font-size-asian="18pt" style:font-weight-asian="normal" style:font-size-complex="18pt" style:font-weight-complex="normal"/>
    </style:style>
    <style:style style:name="P16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a92c" officeooo:paragraph-rsid="005a3651" style:font-size-asian="18pt" style:font-weight-asian="normal" style:font-size-complex="18pt" style:font-weight-complex="normal"/>
    </style:style>
    <style:style style:name="P16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cb0e7" officeooo:paragraph-rsid="005cb0e7" style:font-size-asian="18pt" style:font-weight-asian="normal" style:font-size-complex="18pt" style:font-weight-complex="normal"/>
    </style:style>
    <style:style style:name="P16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cb0e7" officeooo:paragraph-rsid="005e9c67" style:font-size-asian="18pt" style:font-weight-asian="normal" style:font-size-complex="18pt" style:font-weight-complex="normal"/>
    </style:style>
    <style:style style:name="P16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cb0e7" officeooo:paragraph-rsid="005eede5" style:font-size-asian="18pt" style:font-weight-asian="normal" style:font-size-complex="18pt" style:font-weight-complex="normal"/>
    </style:style>
    <style:style style:name="P16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ed3c9" officeooo:paragraph-rsid="005ed3c9" style:font-size-asian="18pt" style:font-weight-asian="normal" style:font-size-complex="18pt" style:font-weight-complex="normal"/>
    </style:style>
    <style:style style:name="P16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eede5" officeooo:paragraph-rsid="005eede5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d2c2a"/>
    </style:style>
    <style:style style:name="T3" style:family="text">
      <style:text-properties officeooo:rsid="000de59a"/>
    </style:style>
    <style:style style:name="T4" style:family="text">
      <style:text-properties fo:font-size="18pt" fo:font-weight="normal" officeooo:rsid="00110966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282b7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20b8cc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letter-spacing="normal" fo:font-style="normal" officeooo:rsid="0012b5f7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letter-spacing="normal" fo:font-style="normal" officeooo:rsid="0018aca2" fo:background-color="#ffff99" loext:char-shading-value="0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110966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0f5f95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fo:font-weight="normal" officeooo:rsid="0018aca2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fo:font-weight="normal" officeooo:rsid="00192706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000000" style:font-name="Liberation Serif" fo:font-size="18pt" fo:letter-spacing="normal" fo:font-style="normal" fo:font-weight="normal" officeooo:rsid="003b327e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fo:color="#000000" style:font-name="Liberation Serif" fo:font-size="18pt" fo:letter-spacing="normal" fo:font-style="normal" fo:font-weight="normal" officeooo:rsid="003d22bb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000000" style:font-name="Liberation Serif" fo:font-size="18pt" fo:letter-spacing="normal" fo:font-style="normal" fo:font-weight="normal" officeooo:rsid="00427710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000000" style:font-name="Liberation Serif" fo:font-size="18pt" fo:letter-spacing="normal" fo:font-style="normal" fo:font-weight="normal" officeooo:rsid="0042b492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000000" style:font-name="Liberation Serif" fo:font-size="18pt" fo:letter-spacing="normal" fo:font-style="normal" fo:font-weight="normal" officeooo:rsid="0043c0ec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color="#000000" style:font-name="Liberation Serif" fo:font-size="18pt" fo:letter-spacing="normal" fo:font-style="normal" fo:font-weight="normal" officeooo:rsid="0042b492" style:font-name-asian="Droid Sans Fallback1" style:font-size-asian="18pt" style:font-weight-asian="normal" style:font-name-complex="Liberation Mono" style:font-size-complex="18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427710" style:text-blinking="false" style:font-name-asian="Droid Sans Fallback1" style:font-size-asian="18pt" style:font-weight-asian="normal" style:font-name-complex="Liberation Mono" style:font-size-complex="18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42b492" style:text-blinking="false" style:font-name-asian="Droid Sans Fallback1" style:font-size-asian="18pt" style:font-weight-asian="normal" style:font-name-complex="Liberation Mono" style:font-size-complex="18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462867" style:text-blinking="false" style:font-name-asian="Droid Sans Fallback1" style:font-size-asian="18pt" style:font-weight-asian="normal" style:font-name-complex="Liberation Mono" style:font-size-complex="18pt" style:font-weight-complex="normal"/>
    </style:style>
    <style:style style:name="T22" style:family="text">
      <style:text-properties fo:font-variant="normal" fo:text-transform="none" fo:color="#0066ff" style:font-name="Liberation Serif" fo:font-size="18pt" fo:letter-spacing="normal" fo:font-style="normal" fo:font-weight="normal" officeooo:rsid="0020b8cc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fo:color="#0000ff" style:font-name="Liberation Serif" fo:font-size="18pt" fo:letter-spacing="normal" fo:font-style="normal" fo:font-weight="normal" officeooo:rsid="0020b8cc" style:font-size-asian="18pt" style:font-weight-asian="normal" style:font-size-complex="18pt" style:font-weight-complex="normal"/>
    </style:style>
    <style:style style:name="T24" style:family="text">
      <style:text-properties fo:font-variant="normal" fo:text-transform="none" fo:color="#0000ff" style:font-name="Liberation Serif" fo:font-size="18pt" fo:letter-spacing="normal" fo:font-style="normal" fo:font-weight="normal" officeooo:rsid="0024d729" style:font-size-asian="18pt" style:font-weight-asian="normal" style:font-size-complex="18pt" style:font-weight-complex="normal"/>
    </style:style>
    <style:style style:name="T25" style:family="text">
      <style:text-properties fo:font-variant="normal" fo:text-transform="none" fo:color="#4078c0" style:text-line-through-style="none" style:text-line-through-type="none" style:font-name="apple-system" fo:font-size="18pt" fo:letter-spacing="normal" fo:font-style="normal" style:text-underline-style="none" fo:font-weight="normal" style:text-blinking="false" style:font-size-asian="18pt" style:font-size-complex="18pt"/>
    </style:style>
    <style:style style:name="T26" style:family="text">
      <style:text-properties officeooo:rsid="000f5f95" style:font-size-asian="18pt" style:font-weight-asian="normal" style:font-size-complex="18pt" style:font-weight-complex="normal"/>
    </style:style>
    <style:style style:name="T27" style:family="text">
      <style:text-properties officeooo:rsid="0012b5f7" style:font-size-asian="18pt" style:font-weight-asian="normal" style:font-size-complex="18pt" style:font-weight-complex="normal"/>
    </style:style>
    <style:style style:name="T28" style:family="text">
      <style:text-properties style:font-name="Liberation Serif" fo:font-size="18pt" fo:font-weight="normal" officeooo:rsid="00110966" style:font-size-asian="18pt" style:font-weight-asian="normal" style:font-size-complex="18pt" style:font-weight-complex="normal"/>
    </style:style>
    <style:style style:name="T29" style:family="text">
      <style:text-properties style:font-name="Liberation Serif" fo:font-size="18pt" fo:font-weight="normal" officeooo:rsid="001282b7" style:font-size-asian="18pt" style:font-weight-asian="normal" style:font-size-complex="18pt" style:font-weight-complex="normal"/>
    </style:style>
    <style:style style:name="T30" style:family="text">
      <style:text-properties style:font-name="Liberation Serif" fo:font-size="18pt" fo:font-weight="normal" officeooo:rsid="0020b8cc" style:font-size-asian="18pt" style:font-weight-asian="normal" style:font-size-complex="18pt" style:font-weight-complex="normal"/>
    </style:style>
    <style:style style:name="T31" style:family="text">
      <style:text-properties style:font-name="Liberation Serif" fo:font-size="18pt" fo:font-weight="normal" officeooo:rsid="0023040e" style:font-size-asian="18pt" style:font-weight-asian="normal" style:font-size-complex="18pt" style:font-weight-complex="normal"/>
    </style:style>
    <style:style style:name="T32" style:family="text">
      <style:text-properties style:font-name="Liberation Serif" fo:font-size="18pt" fo:font-weight="normal" officeooo:rsid="002665ea" style:font-size-asian="18pt" style:font-weight-asian="normal" style:font-size-complex="18pt" style:font-weight-complex="normal"/>
    </style:style>
    <style:style style:name="T33" style:family="text">
      <style:text-properties style:font-name="Liberation Serif" fo:font-size="18pt" fo:font-weight="normal" officeooo:rsid="00284c18" style:font-size-asian="18pt" style:font-weight-asian="normal" style:font-size-complex="18pt" style:font-weight-complex="normal"/>
    </style:style>
    <style:style style:name="T34" style:family="text">
      <style:text-properties style:font-name="Liberation Serif" fo:font-size="18pt" fo:font-weight="normal" officeooo:rsid="002f23c0" style:font-size-asian="18pt" style:font-weight-asian="normal" style:font-size-complex="18pt" style:font-weight-complex="normal"/>
    </style:style>
    <style:style style:name="T35" style:family="text">
      <style:text-properties style:font-name="Liberation Serif" fo:font-size="18pt" fo:font-weight="normal" officeooo:rsid="002f4997" style:font-size-asian="18pt" style:font-weight-asian="normal" style:font-size-complex="18pt" style:font-weight-complex="normal"/>
    </style:style>
    <style:style style:name="T36" style:family="text">
      <style:text-properties style:font-name="Liberation Serif" fo:font-size="18pt" fo:font-weight="normal" officeooo:rsid="0033df18" style:font-size-asian="18pt" style:font-weight-asian="normal" style:font-size-complex="18pt" style:font-weight-complex="normal"/>
    </style:style>
    <style:style style:name="T37" style:family="text">
      <style:text-properties style:font-name="Liberation Serif" fo:font-size="18pt" fo:font-weight="normal" officeooo:rsid="003b327e" style:font-size-asian="18pt" style:font-weight-asian="normal" style:font-size-complex="18pt" style:font-weight-complex="normal"/>
    </style:style>
    <style:style style:name="T38" style:family="text">
      <style:text-properties style:font-name="Liberation Serif" officeooo:rsid="00222808"/>
    </style:style>
    <style:style style:name="T39" style:family="text">
      <style:text-properties style:font-name="Liberation Serif" officeooo:rsid="0024d729"/>
    </style:style>
    <style:style style:name="T40" style:family="text">
      <style:text-properties style:font-name="Liberation Serif" officeooo:rsid="0033df18"/>
    </style:style>
    <style:style style:name="T41" style:family="text">
      <style:text-properties style:font-name="Liberation Serif" officeooo:rsid="0039ba7b"/>
    </style:style>
    <style:style style:name="T42" style:family="text">
      <style:text-properties officeooo:rsid="0012b5f7"/>
    </style:style>
    <style:style style:name="T43" style:family="text">
      <style:text-properties officeooo:rsid="000bec41"/>
    </style:style>
    <style:style style:name="T44" style:family="text">
      <style:text-properties fo:color="#000000" officeooo:rsid="0012b5f7" style:font-size-asian="18pt" style:font-weight-asian="normal" style:font-size-complex="18pt" style:font-weight-complex="normal"/>
    </style:style>
    <style:style style:name="T45" style:family="text">
      <style:text-properties officeooo:rsid="0016b2f3"/>
    </style:style>
    <style:style style:name="T46" style:family="text">
      <style:text-properties officeooo:rsid="001d434c"/>
    </style:style>
    <style:style style:name="T47" style:family="text">
      <style:text-properties officeooo:rsid="001e506a"/>
    </style:style>
    <style:style style:name="T48" style:family="text">
      <style:text-properties officeooo:rsid="001ffbce"/>
    </style:style>
    <style:style style:name="T49" style:family="text">
      <style:text-properties officeooo:rsid="0010186a"/>
    </style:style>
    <style:style style:name="T50" style:family="text">
      <style:text-properties officeooo:rsid="00203fa6"/>
    </style:style>
    <style:style style:name="T51" style:family="text">
      <style:text-properties fo:color="#0000ff" officeooo:rsid="0020b8cc"/>
    </style:style>
    <style:style style:name="T52" style:family="text">
      <style:text-properties fo:color="#0000ff" style:font-name="Liberation Serif" officeooo:rsid="0020b8cc"/>
    </style:style>
    <style:style style:name="T53" style:family="text">
      <style:text-properties fo:color="#0000ff" style:font-name="Liberation Serif" officeooo:rsid="00222808"/>
    </style:style>
    <style:style style:name="T54" style:family="text">
      <style:text-properties fo:color="#0000ff" style:font-name="Liberation Serif" officeooo:rsid="0024d729"/>
    </style:style>
    <style:style style:name="T55" style:family="text">
      <style:text-properties officeooo:rsid="0023040e"/>
    </style:style>
    <style:style style:name="T56" style:family="text">
      <style:text-properties officeooo:rsid="0029aad2"/>
    </style:style>
    <style:style style:name="T57" style:family="text">
      <style:text-properties officeooo:rsid="002c97f8"/>
    </style:style>
    <style:style style:name="T58" style:family="text">
      <style:text-properties officeooo:rsid="002f23c0"/>
    </style:style>
    <style:style style:name="T59" style:family="text">
      <style:text-properties officeooo:rsid="002f4997"/>
    </style:style>
    <style:style style:name="T60" style:family="text">
      <style:text-properties officeooo:rsid="003110e3"/>
    </style:style>
    <style:style style:name="T61" style:family="text">
      <style:text-properties officeooo:rsid="0038bc89"/>
    </style:style>
    <style:style style:name="T62" style:family="text">
      <style:text-properties officeooo:rsid="0039ba7b"/>
    </style:style>
    <style:style style:name="T63" style:family="text">
      <style:text-properties officeooo:rsid="003ae87e"/>
    </style:style>
    <style:style style:name="T64" style:family="text">
      <style:text-properties officeooo:rsid="003d22bb"/>
    </style:style>
    <style:style style:name="T65" style:family="text">
      <style:text-properties officeooo:rsid="003ddd35"/>
    </style:style>
    <style:style style:name="T66" style:family="text">
      <style:text-properties officeooo:rsid="003f5446"/>
    </style:style>
    <style:style style:name="T67" style:family="text">
      <style:text-properties fo:background-color="#ff3333" loext:char-shading-value="0"/>
    </style:style>
    <style:style style:name="T68" style:family="text">
      <style:text-properties officeooo:rsid="0040ecb3"/>
    </style:style>
    <style:style style:name="T69" style:family="text">
      <style:text-properties officeooo:rsid="00410638"/>
    </style:style>
    <style:style style:name="T70" style:family="text">
      <style:text-properties officeooo:rsid="00427710"/>
    </style:style>
    <style:style style:name="T71" style:family="text">
      <style:text-properties style:text-line-through-style="none" style:text-line-through-type="none" style:text-underline-style="none" style:text-blinking="false"/>
    </style:style>
    <style:style style:name="T72" style:family="text">
      <style:text-properties officeooo:rsid="0042b492"/>
    </style:style>
    <style:style style:name="T73" style:family="text">
      <style:text-properties officeooo:rsid="004777d9"/>
    </style:style>
    <style:style style:name="T74" style:family="text">
      <style:text-properties officeooo:rsid="004858d5"/>
    </style:style>
    <style:style style:name="T75" style:family="text">
      <style:text-properties officeooo:rsid="0049ba4d"/>
    </style:style>
    <style:style style:name="T76" style:family="text">
      <style:text-properties officeooo:rsid="004b58e6"/>
    </style:style>
    <style:style style:name="T77" style:family="text">
      <style:text-properties officeooo:rsid="004cc02f"/>
    </style:style>
    <style:style style:name="T78" style:family="text">
      <style:text-properties officeooo:rsid="004d3888"/>
    </style:style>
    <style:style style:name="T79" style:family="text">
      <style:text-properties officeooo:rsid="004d99fb"/>
    </style:style>
    <style:style style:name="T80" style:family="text">
      <style:text-properties officeooo:rsid="004f2997"/>
    </style:style>
    <style:style style:name="T81" style:family="text">
      <style:text-properties officeooo:rsid="0050b6fb"/>
    </style:style>
    <style:style style:name="T82" style:family="text">
      <style:text-properties officeooo:rsid="00518180"/>
    </style:style>
    <style:style style:name="T83" style:family="text">
      <style:text-properties officeooo:rsid="0054db09"/>
    </style:style>
    <style:style style:name="T84" style:family="text">
      <style:text-properties officeooo:rsid="0057020d"/>
    </style:style>
    <style:style style:name="T85" style:family="text">
      <style:text-properties officeooo:rsid="0057a92c"/>
    </style:style>
    <style:style style:name="T86" style:family="text">
      <style:text-properties officeooo:rsid="00580970"/>
    </style:style>
    <style:style style:name="T87" style:family="text">
      <style:text-properties officeooo:rsid="005a3651"/>
    </style:style>
    <style:style style:name="T88" style:family="text">
      <style:text-properties officeooo:rsid="005b70a3"/>
    </style:style>
    <style:style style:name="T89" style:family="text">
      <style:text-properties officeooo:rsid="005ca9c4"/>
    </style:style>
    <style:style style:name="T90" style:family="text">
      <style:text-properties officeooo:rsid="005e9c67"/>
    </style:style>
    <style:style style:name="T91" style:family="text">
      <style:text-properties officeooo:rsid="005ed3c9"/>
    </style:style>
    <style:style style:name="T92" style:family="text">
      <style:text-properties officeooo:rsid="005eed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ецификация требований к веб приложению <text:span text:style-name="T1">«Jollify»</text:span></text:p>
      <text:p text:style-name="P63">Оглавление.</text:p>
      <text:p text:style-name="P3"/>
      <text:p text:style-name="P3">1. Определение приложения.</text:p>
      <text:p text:style-name="P3">2. Компоненты</text:p>
      <text:p text:style-name="P3">3. Структуры данных и организация БД.</text:p>
      <text:p text:style-name="P3">4. Безопасность и резервные копии</text:p>
      <text:p text:style-name="P3">5. Технологии</text:p>
      <text:p text:style-name="P61">Проект Joolify – Доска обьявлений о различных мероприятиях с элементами социальной сети. Ресурс будет решать проблему поиска компании на мероприятия.</text:p>
      <text:p text:style-name="P4"/>
      <text:p text:style-name="P20">Термины: </text:p>
      <text:p text:style-name="P20"/>
      <text:p text:style-name="P20"><text:tab/>Событие - мероприятие которое имеет ограниченный срок проведения (концерт, митинг, парад) </text:p>
      <text:p text:style-name="P20"><text:tab/>Хобби - разнообразные развлечения, без привязки к конкретной дате (боулинг, футбол, фехтование) </text:p>
      <text:p text:style-name="P20"><text:tab/>Провайдер - компания предоставляющая услугу (стадион, театр, боулинг-клуб) </text:p>
      <text:p text:style-name="P20"><text:tab/>Карточка - страница пользователя, страница хобби, страница события, страница провайдера </text:p>
      <text:p text:style-name="P20"><text:tab/>Шер - возможность перепостить страницу в социальную сеть </text:p>
      <text:p text:style-name="P20"><text:tab/>Значком "*" помечается функционал доступный только для зарегестрированных и авторизированных пользователей.</text:p>
      <text:p text:style-name="P20"/>
      <text:p text:style-name="P20"><text:tab/>Значком "**" помечается функционал доступный только для провайдеров.</text:p>
      <text:p text:style-name="P20"/>
      <text:p text:style-name="P20"><text:tab/>Значком "***" помечается функционал доступный только для администраторов.</text:p>
      <text:p text:style-name="P61">Основные сущности БД </text:p>
      <text:p text:style-name="P4"/>
      <text:p text:style-name="P4">1. Событие с фиксированной датой.</text:p>
      <text:p text:style-name="P4"/>
      <text:p text:style-name="P4">Будет содержать:</text:p>
      <text:p text:style-name="P4">1. UUID (Уникальный идентифткатор)</text:p>
      <text:p text:style-name="P4">2. Название события</text:p>
      <text:p text:style-name="P7">3. <text:span text:style-name="T57">Подтвержденные провайдеры</text:span></text:p>
      <text:p text:style-name="P4">4. Дата и время начала события</text:p>
      <text:p text:style-name="P4">5. Дата и время окончания события</text:p>
      <text:p text:style-name="P4">6. Краткое описание (Для размещения в списке/на карте)</text:p>
      <text:p text:style-name="P4">7. Детальное описание (текст)</text:p>
      <text:p text:style-name="P4">8. <text:span text:style-name="T2">Теги</text:span></text:p>
      <text:p text:style-name="P8">9. Участники мероприятия (ссылки)</text:p>
      <text:p text:style-name="P8">10. Комментарии.</text:p>
      <text:p text:style-name="P8">11. Картинка для описания (ссылка)</text:p>
      <text:p text:style-name="P11">12. Контакты</text:p>
      <text:p text:style-name="P11">13. Дата подтвержждения</text:p>
      <text:p text:style-name="P13">14. Геолокация</text:p>
      <text:p text:style-name="P87">15. <text:span text:style-name="T62">Ценовые политики провайдеров (Наименьшая и наибольшая цена на данный момент.)</text:span></text:p>
      <text:p text:style-name="P84">16. Список желающих</text:p>
      <text:p text:style-name="P96">17. Рейтинг (Собирается суммой комментариев)</text:p>
      <text:p text:style-name="P13"/>
      <text:p text:style-name="P14">MongoDB Document model:</text:p>
      <text:p text:style-name="P14">{</text:p>
      <text:p text:style-name="P14"><text:tab/>_id: &lt;UUID&gt;</text:p>
      <text:p text:style-name="P14"><text:tab/>name: &lt;String&gt;</text:p>
      <text:p text:style-name="P14"><text:tab/><text:span text:style-name="T57">providers</text:span>: <text:span text:style-name="T57">&lt;UUID&gt;[]</text:span></text:p>
      <text:p text:style-name="P14"><text:tab/>startTime: &lt;DateTime&gt;</text:p>
      <text:p text:style-name="P14"><text:tab/>endTime: &lt;DateTime&gt;</text:p>
      <text:p text:style-name="P14"><text:tab/>description: &lt;Text&gt;</text:p>
      <text:p text:style-name="P14"><text:tab/>fDescription: &lt;Text&gt;</text:p>
      <text:p text:style-name="P14"><text:soft-page-break/><text:tab/>tags: &lt;String[]&gt;</text:p>
      <text:p text:style-name="P14"><text:tab/>members: &lt;UUID[]&gt;</text:p>
      <text:p text:style-name="P14"><text:tab/>avatar: &lt;HTTPlink&gt;</text:p>
      <text:p text:style-name="P14"><text:tab/>contacts: &lt;Text&gt;</text:p>
      <text:p text:style-name="P14"><text:tab/>confirmDate: &lt;DateTime&gt;</text:p>
      <text:p text:style-name="P14"><text:tab/>geolocation: &lt;googleLocation&gt;</text:p>
      <text:p text:style-name="P95"><text:tab/><text:span text:style-name="Source_20_Text"><text:span text:style-name="T41">cost: &lt;String&gt; Вида “1100..2400”</text:span></text:span></text:p>
      <text:p text:style-name="P84"><text:tab/>willing: &lt;UUID[]&gt;</text:p>
      <text:p text:style-name="P85"><text:tab/><text:span text:style-name="Source_20_Text"><text:span text:style-name="T40">rating: &lt;int&gt;</text:span></text:span></text:p>
      <text:p text:style-name="P14">}</text:p>
      <text:p text:style-name="P14"/>
      <text:p text:style-name="P21">Список функций для манипуляции с объектами событий:</text:p>
      <text:p text:style-name="P21"/>
      <text:p text:style-name="P38">Создание события <text:span text:style-name="T46">function createEvent(e1){} returns boolean</text:span></text:p>
      <text:p text:style-name="P38">Удаление события <text:span text:style-name="T46">function deleteEvent(e1){} returns boolean</text:span></text:p>
      <text:p text:style-name="P135">При удалении хобби нужно учитывать соглашения провайдеров.</text:p>
      <text:p text:style-name="P38">Изменение события<text:span text:style-name="T45"> function saveEvent(e1){} returns boolean</text:span></text:p>
      <text:p text:style-name="P38">Подтверждение события<text:span text:style-name="T45"> function approveEvent(e1, user1){} returns boolean</text:span></text:p>
      <text:p text:style-name="P38">Подписать участника <text:span text:style-name="T46">function applyUserEvent(e1, u1){} returns boolean</text:span></text:p>
      <text:p text:style-name="P38">Отписать участника <text:span text:style-name="T46">function excludeUserEvent(e1, u1){} returns boolean</text:span></text:p>
      <text:p text:style-name="P136">Добавить провайдера function addProvider(e1, u1){}</text:p>
      <text:p text:style-name="P136">Удалить провайдера function deleteProvider(e1, u1){}</text:p>
      <text:p text:style-name="P136">Добавление и удаление провайдеров должно быть согласовано с документом соглашений (например эти функции вызываются только при манипуляции с объектами соглашений из админки и из ежедневного скрипта проверки соглашений).</text:p>
      <text:p text:style-name="P8"/>
      <text:p text:style-name="P11">2. Событие без привязки к дате (Хобби)</text:p>
      <text:p text:style-name="P8"/>
      <text:p text:style-name="P5"><text:soft-page-break/>Будет содержать:</text:p>
      <text:p text:style-name="P5">1. UUID (Уникальный идентифткатор)</text:p>
      <text:p text:style-name="P5">2. Название <text:span text:style-name="T3">Хобби</text:span></text:p>
      <text:p text:style-name="P5">3. <text:span text:style-name="T57">Подтвержденные провайдеры</text:span></text:p>
      <text:p text:style-name="P5"><text:span text:style-name="T80">4</text:span>. Краткое описание (Для размещения в списке/на карте)</text:p>
      <text:p text:style-name="P5"><text:span text:style-name="T80">5</text:span>. Детальное описание (текст)</text:p>
      <text:p text:style-name="P5"><text:span text:style-name="T80">6</text:span>. <text:span text:style-name="T2">Теги</text:span></text:p>
      <text:p text:style-name="P9"><text:span text:style-name="T80">7</text:span>. Участники <text:span text:style-name="T3">хобби</text:span> (ссылки)</text:p>
      <text:p text:style-name="P9"><text:span text:style-name="T80">8</text:span>. Комментарии.</text:p>
      <text:p text:style-name="P9"><text:span text:style-name="T80">9</text:span>. Картинка для описания (ссылка)</text:p>
      <text:p text:style-name="P11">1<text:span text:style-name="T83">0</text:span>. Дата подтверждения</text:p>
      <text:p text:style-name="P86">1<text:span text:style-name="T83">1</text:span>. <text:span text:style-name="T62">Ценовые политики провайдеров (Наименьшая и наибольшая цена на данный момент.)</text:span></text:p>
      <text:p text:style-name="P143">1<text:span text:style-name="T83">2</text:span>. Список желающих</text:p>
      <text:p text:style-name="P146">1<text:span text:style-name="T83">3</text:span>. Рейтинг (Собирается суммой комментариев)</text:p>
      <text:p text:style-name="P11"/>
      <text:p text:style-name="P14">MongoDB Document model:</text:p>
      <text:p text:style-name="P14">{</text:p>
      <text:p text:style-name="P14"><text:tab/>_id: &lt;UUID&gt;</text:p>
      <text:p text:style-name="P14"><text:tab/>name: &lt;String&gt;</text:p>
      <text:p text:style-name="P16"><text:tab/><text:span text:style-name="T57">providers</text:span>: <text:span text:style-name="T57">&lt;UUID&gt;[]</text:span></text:p>
      <text:p text:style-name="P14"><text:tab/>description: &lt;Text&gt;</text:p>
      <text:p text:style-name="P14"><text:tab/>fDescription: &lt;Text&gt;</text:p>
      <text:p text:style-name="P14"><text:tab/>tags: &lt;String[]&gt;</text:p>
      <text:p text:style-name="P14"><text:tab/>members: &lt;UUID[]&gt;</text:p>
      <text:p text:style-name="P14"><text:tab/>avatar: &lt;HTTPlink&gt;</text:p>
      <text:p text:style-name="P14"><text:tab/>confirmDate: &lt;DateTime&gt;</text:p>
      <text:p text:style-name="P86"><text:tab/><text:span text:style-name="Source_20_Text"><text:span text:style-name="T41">cost: &lt;String&gt; Вида “1100..2400”</text:span></text:span></text:p>
      <text:p text:style-name="P92"><text:tab/><text:span text:style-name="T56">willing: &lt;UUID[]&gt;</text:span></text:p>
      <text:p text:style-name="P93"><text:tab/><text:span text:style-name="Source_20_Text"><text:span text:style-name="T40">rating: &lt;int&gt;</text:span></text:span></text:p>
      <text:p text:style-name="P14">}</text:p>
      <text:p text:style-name="P14"/>
      <text:p text:style-name="P21">Список функций для манипуляции с объектами хобби:</text:p>
      <text:p text:style-name="P21"><text:soft-page-break/></text:p>
      <text:p text:style-name="P40">Создание <text:span text:style-name="T46">хобби</text:span> <text:span text:style-name="T46">function createHbb(h1){} returns boolean</text:span></text:p>
      <text:p text:style-name="P40">Удаление <text:span text:style-name="T46">хобби</text:span> <text:span text:style-name="T46">function deleteHbb(h1){} returns boolean</text:span></text:p>
      <text:p text:style-name="P135">При удалении хобби нужно учитывать соглашения провайдеров.</text:p>
      <text:p text:style-name="P135"/>
      <text:p text:style-name="P40">Изменение <text:span text:style-name="T46">хобби function saveHbb(h1){} returns boolean</text:span></text:p>
      <text:p text:style-name="P40">Подтверждение <text:span text:style-name="T46">хобби function approveHbb(h1, user1){} returns boolean</text:span></text:p>
      <text:p text:style-name="P40">Подписать участника <text:span text:style-name="T46">function applyUserHbb(h1, u1){} returns boolean</text:span></text:p>
      <text:p text:style-name="P40">Отписать участника <text:span text:style-name="T46">function excludeUserHbb(h1, u1){} returns boolean</text:span></text:p>
      <text:p text:style-name="P136">Добавить провайдера function addProvider(h1, u1){}</text:p>
      <text:p text:style-name="P136">Удалить провайдера function deleteProvider(h1, u1){}</text:p>
      <text:p text:style-name="P136">Добавление и удаление провайдеров должно быть согласовано с документом соглашений (например эти функции вызываются только при манипуляции с объектами соглашений из админки и из ежедневного скрипта проверки соглашений).</text:p>
      <text:p text:style-name="P10"/>
      <text:p text:style-name="P11"/>
      <text:p text:style-name="P11">3. Пользователь</text:p>
      <text:p text:style-name="P11"/>
      <text:p text:style-name="P5">Будет содержать:</text:p>
      <text:p text:style-name="P5">1. UUID (Уникальный идентифткатор)</text:p>
      <text:p text:style-name="P11">2. Имя пользователя</text:p>
      <text:p text:style-name="P11">3. Почта (email)</text:p>
      <text:p text:style-name="P11">4. Пароль</text:p>
      <text:p text:style-name="P11">5. Тип пользователя (Подпищик, Провайдер, Администратор)</text:p>
      <text:p text:style-name="P11">6. Контакты (телефон, адрес, социальные сети)</text:p>
      <text:p text:style-name="P11">7. Подписки (События, хобби)</text:p>
      <text:p text:style-name="P11">8. <text:span text:style-name="T58">желаемые</text:span> мероприятия <text:span text:style-name="T58">(</text:span>События<text:span text:style-name="T58">)</text:span></text:p>
      <text:p text:style-name="P11">9. Аватар (ссылка)</text:p>
      <text:p text:style-name="P11"><text:soft-page-break/>10. Настройки профиля</text:p>
      <text:p text:style-name="P23">12. Возраст</text:p>
      <text:p text:style-name="P91">13. Пол</text:p>
      <text:p text:style-name="P89">14. <text:span text:style-name="T61">Рейтинг (Собирается суммой комментариев)</text:span>**</text:p>
      <text:p text:style-name="P97">15. Семей<text:span text:style-name="T64">ное положение</text:span></text:p>
      <text:p text:style-name="P98">16. Рост <text:span text:style-name="T65">(см)</text:span></text:p>
      <text:p text:style-name="P99">17. Черный список (Список ссылок)</text:p>
      <text:p text:style-name="P11"/>
      <text:p text:style-name="P31"><text:span text:style-name="T4">Первые 5 пунктов, </text:span><text:span text:style-name="T5">социальные сети и аватар</text:span><text:span text:style-name="T4"> обслуживаются пакетами </text:span><text:span text:style-name="T6"><text:s/></text:span><text:a xlink:type="simple" xlink:href="https://atmospherejs.com/alanning/roles"><text:span text:style-name="T6">alanning:roles</text:span></text:a><text:span text:style-name="T6"> и</text:span><text:span text:style-name="Source_20_Text"><text:span text:style-name="T30"> </text:span></text:span><text:a xlink:type="simple" xlink:href="https://atmospherejs.com/meteor/accounts-base"><text:span text:style-name="Source_20_Text"><text:span text:style-name="T30">accounts-base</text:span></text:span></text:a><text:span text:style-name="Source_20_Text"><text:span text:style-name="T30"> </text:span></text:span><text:span text:style-name="Source_20_Text"><text:span text:style-name="T28">. </text:span></text:span></text:p>
      <text:p text:style-name="P34"><text:span text:style-name="Source_20_Text"><text:span text:style-name="T35">Опции профиля обслуживаются пакетом </text:span></text:span><text:a xlink:type="simple" xlink:href="https://atmospherejs.com/socialize/user-profile"><text:span text:style-name="Source_20_Text"><text:span text:style-name="T24">socialize:user-profile</text:span></text:span></text:a></text:p>
      <text:p text:style-name="P28"/>
      <text:p text:style-name="P29"><text:span text:style-name="Source_20_Text"><text:span text:style-name="T29">Custom fields:</text:span></text:span></text:p>
      <text:p text:style-name="P29"><text:span text:style-name="Source_20_Text"><text:span text:style-name="T29">{</text:span></text:span></text:p>
      <text:p text:style-name="P29"><text:span text:style-name="Source_20_Text"><text:span text:style-name="T29"><text:tab/>phone: &lt;String&gt;</text:span></text:span></text:p>
      <text:p text:style-name="P29"><text:span text:style-name="Source_20_Text"><text:span text:style-name="T29"><text:tab/></text:span></text:span><text:span text:style-name="Source_20_Text"><text:span text:style-name="T32">birthDate: &lt;DateTime&gt;</text:span></text:span></text:p>
      <text:p text:style-name="P29"><text:span text:style-name="Source_20_Text"><text:span text:style-name="T32"><text:tab/></text:span></text:span><text:span text:style-name="Source_20_Text"><text:span text:style-name="T33">gender: &lt;char&gt;</text:span></text:span></text:p>
      <text:p text:style-name="P29"><text:span text:style-name="Source_20_Text"><text:span text:style-name="T29"><text:tab/>eventSubs: &lt;UUID[]&gt;</text:span></text:span></text:p>
      <text:p text:style-name="P29"><text:span text:style-name="Source_20_Text"><text:span text:style-name="T29"><text:tab/>hobbiesSubs: &lt;UUID[]&gt;</text:span></text:span></text:p>
      <text:p text:style-name="P33"><text:span text:style-name="Source_20_Text"><text:span text:style-name="T29"><text:tab/>event</text:span></text:span><text:span text:style-name="Source_20_Text"><text:span text:style-name="T34">Wish</text:span></text:span><text:span text:style-name="Source_20_Text"><text:span text:style-name="T29">: &lt;UUID[]&gt;</text:span></text:span></text:p>
      <text:p text:style-name="P69"><text:span text:style-name="Source_20_Text"><text:span text:style-name="T29"><text:tab/>hobbies</text:span></text:span><text:span text:style-name="Source_20_Text"><text:span text:style-name="T34">Wish</text:span></text:span><text:span text:style-name="Source_20_Text"><text:span text:style-name="T29">: &lt;UUID[]&gt;</text:span></text:span></text:p>
      <text:p text:style-name="P69"><text:span text:style-name="Source_20_Text"><text:span text:style-name="T29"><text:tab/></text:span></text:span><text:span text:style-name="Source_20_Text"><text:span text:style-name="T36">rating: &lt;int&gt;</text:span></text:span></text:p>
      <text:p text:style-name="P29"><text:span text:style-name="Source_20_Text"><text:span text:style-name="T29"><text:tab/>options: &lt;</text:span></text:span><text:span text:style-name="Source_20_Text"><text:span text:style-name="T31">int</text:span></text:span><text:span text:style-name="Source_20_Text"><text:span text:style-name="T29">[]&gt;<text:tab/></text:span></text:span></text:p>
      <text:p text:style-name="P29"><text:span text:style-name="Source_20_Text"><text:span text:style-name="T29"><text:tab/></text:span></text:span><text:span text:style-name="Source_20_Text"><text:span text:style-name="T37">relation: &lt;String&gt;</text:span></text:span></text:p>
      <text:p text:style-name="P29"><text:span text:style-name="Source_20_Text"><text:span text:style-name="T37"><text:tab/></text:span></text:span><text:span text:style-name="Source_20_Text"><text:span text:style-name="T13">stature</text:span></text:span><text:span text:style-name="Source_20_Text"><text:span text:style-name="T14">: &lt;int&gt;</text:span></text:span></text:p>
      <text:p text:style-name="P29"><text:span text:style-name="Source_20_Text"><text:span text:style-name="T14"><text:tab/></text:span></text:span><text:span text:style-name="Source_20_Text"><text:span text:style-name="T17">blackList: &lt;UUID[]&gt;</text:span></text:span></text:p>
      <text:p text:style-name="P29"><text:span text:style-name="Source_20_Text"><text:span text:style-name="T29">}</text:span></text:span></text:p>
      <text:p text:style-name="P28"/>
      <text:p text:style-name="P49">Список функций для манипуляций с дополнительными функциями пользователя:</text:p>
      <text:p text:style-name="P49"/>
      <text:p text:style-name="P49">Обновить етелефонный номер function savePhoneNumber(user1, phone1){}</text:p>
      <text:p text:style-name="P49">Добавить подписку на событие function subscribeEvent(e1)<text:span text:style-name="T50">{}</text:span></text:p>
      <text:p text:style-name="P49"><text:soft-page-break/>Удалить подписку на событие function unSubscribeEvent(e1)<text:span text:style-name="T50">{}</text:span></text:p>
      <text:p text:style-name="P49">Добавить подписку на хобби function subscribe<text:span text:style-name="T48">Hbb</text:span>(<text:span text:style-name="T50">h</text:span>1)<text:span text:style-name="T50">{}</text:span></text:p>
      <text:p text:style-name="P49">Удалить подписку на хобби function unSubscribe<text:span text:style-name="T48">Hbb</text:span>(<text:span text:style-name="T50">h</text:span>1)<text:span text:style-name="T50">{}</text:span></text:p>
      <text:p text:style-name="P50">При операциях с подпиской необходимо соответственно изменять (добавлять, или удалять) пользователя из соответствующих событий или хобби (поле <text:span text:style-name="T49">members: &lt;UUID[]&gt;</text:span>)</text:p>
      <text:p text:style-name="P50"/>
      <text:p text:style-name="P52">Добавить событие <text:span text:style-name="T47">function </text:span>add<text:span text:style-name="T47">Event(e1)</text:span>{}***</text:p>
      <text:p text:style-name="P52">Удалить событие <text:span text:style-name="T47">function </text:span>delete<text:span text:style-name="T47">Event(e1)</text:span>{}***</text:p>
      <text:p text:style-name="P52">Добавить хобби <text:span text:style-name="T47">function </text:span>addHbb<text:span text:style-name="T47">(</text:span>h<text:span text:style-name="T47">1)</text:span>{}***</text:p>
      <text:p text:style-name="P52">Удалить хобби <text:span text:style-name="T47">function </text:span>deleteHbb<text:span text:style-name="T47">(</text:span>h<text:span text:style-name="T47">1)</text:span>{}***</text:p>
      <text:p text:style-name="P126">Эти четыре функции доступны Из админки. Провайдеры не имеют права создавать мероприятия в целях сохранения стилистики сайта.</text:p>
      <text:p text:style-name="P53">При удалении мероприятия необходимо учитывать изменения в профилях его подписчиков.</text:p>
      <text:p text:style-name="P53"/>
      <text:p text:style-name="P140">Добавить в черный список function addToBlackList(u) {}</text:p>
      <text:p text:style-name="P140">Удалить из черного списка function removeFromBlackList(u) {}</text:p>
      <text:p text:style-name="P53"/>
      <text:p text:style-name="P54">Добавить опцию function addOption(o1){} returns boolean</text:p>
      <text:p text:style-name="P54">Удалить опцию function delOption(o1){} returns boolean</text:p>
      <text:p text:style-name="P54">Есть ли опция function isOptionEnabled(o1){} returns boolean</text:p>
      <text:p text:style-name="P54">В опциях указывать дополнительные параметры (<text:span text:style-name="T55">Например я</text:span>зык интерфейса, <text:span text:style-name="T55">город проживания</text:span>)</text:p>
      <text:p text:style-name="P52"/>
      <text:p text:style-name="P12">4. Комментарии</text:p>
      <text:p text:style-name="P12"/>
      <text:p text:style-name="P6">Будет содержать:</text:p>
      <text:p text:style-name="P18">1. Тип комментария (К событию, к хобби, <text:span text:style-name="T58">к провайдеру, к пользователю</text:span>)</text:p>
      <text:p text:style-name="P18">2. Ссылка на мероприятие</text:p>
      <text:p text:style-name="P18"><text:soft-page-break/>3. Ссылка на автора</text:p>
      <text:p text:style-name="P18">4. <text:span text:style-name="T42">Дата публикации</text:span></text:p>
      <text:p text:style-name="P19">5. Текст комментария</text:p>
      <text:p text:style-name="P19">6. <text:span text:style-name="T43">UUID (Уникальный идентифткатор)</text:span></text:p>
      <text:p text:style-name="P12"/>
      <text:p text:style-name="P15">MongoDB Document model:</text:p>
      <text:p text:style-name="P15">{</text:p>
      <text:p text:style-name="P15"><text:tab/>_id: &lt;UUID&gt;</text:p>
      <text:p text:style-name="P15"><text:tab/><text:span text:style-name="T42">type</text:span>: &lt;String&gt;</text:p>
      <text:p text:style-name="P15"><text:tab/><text:span text:style-name="T42">eventId: &lt;UUID&gt;</text:span></text:p>
      <text:p text:style-name="P15"><text:tab/>owner: &lt;UUID&gt;</text:p>
      <text:p text:style-name="P15"><text:tab/><text:span text:style-name="T42">date: &lt;DateTime&gt;</text:span></text:p>
      <text:p text:style-name="P15"><text:tab/><text:span text:style-name="T42">text: &lt;Text&gt;</text:span></text:p>
      <text:p text:style-name="P68"><text:tab/><text:span text:style-name="T61">rating &lt;Boolean&gt;</text:span></text:p>
      <text:p text:style-name="P19">}</text:p>
      <text:p text:style-name="P19"/>
      <text:p text:style-name="P21">Список функций для манипуляции с объектами комментариев:</text:p>
      <text:p text:style-name="P21"/>
      <text:p text:style-name="P44">Добавить комментарий <text:span text:style-name="T46">function addComment(comment1, user1, owner1) {}</text:span></text:p>
      <text:p text:style-name="P44">Удалить комментарий <text:span text:style-name="T46">function deleteComment(user1, owner1) {}***</text:span></text:p>
      <text:p text:style-name="P48">Изменить комментарий <text:span text:style-name="T46">function saveComment(comment1) {}</text:span></text:p>
      <text:p text:style-name="P90">При добавлении и удалении комментария необходимо учитывать изменения в документах комментируемых объектов (поле rating&lt;int&gt; в документах провайдеров, событий, <text:span text:style-name="T66">пользователей</text:span> и хобби). </text:p>
      <text:p text:style-name="P90"><text:span text:style-name="T62">Пользователь может оставить только один комментарий к одному eventId&lt;UUID&gt; (По разу к каждому провайдеру, хобби и событию.)</text:span></text:p>
      <text:p text:style-name="P19"/>
      <text:p text:style-name="P19"/>
      <text:p text:style-name="P12"><text:soft-page-break/>5. Личные сообщения</text:p>
      <text:p text:style-name="P30"><text:span text:style-name="T9">обслуживаются пакетом</text:span><text:span text:style-name="T10"> </text:span><text:a xlink:type="simple" xlink:href="https://atmospherejs.com/socialize/messaging"><text:span text:style-name="T23">socialize:messaging</text:span></text:a></text:p>
      <text:p text:style-name="P51"/>
      <text:p text:style-name="P39"/>
      <text:p text:style-name="P127">5. Уведомления</text:p>
      <text:p text:style-name="P128">В первой версии уведомления реализуются посредством email-рассылки и личных сообщений. В последующих версиях возможна внутренняя организация уведомлений. </text:p>
      <text:p text:style-name="P57"/>
      <text:p text:style-name="P130">6. Соглашения – Дополнительная информация о подписках провайдеров на мероприятия.</text:p>
      <text:p text:style-name="P130"><text:span text:style-name="T60">В определённое время на сервере запускается скрипт, который просматривает подписки и обрабатывает поле “providers&lt;UUID&gt;[]” в мероприятиях согласно дате начала и окончания подписки. Редактируется в админке.</text:span></text:p>
      <text:p text:style-name="P58"/>
      <text:p text:style-name="P59">Будет содержать:</text:p>
      <text:p text:style-name="P58">1. Уникальный идентификатор</text:p>
      <text:p text:style-name="P58">2. Тип продписки (На событие, на хобби)</text:p>
      <text:p text:style-name="P58">3. Ссылка на провайдера</text:p>
      <text:p text:style-name="P58">4. Ссылка на мероприятие</text:p>
      <text:p text:style-name="P58">5. Дата начала подписки</text:p>
      <text:p text:style-name="P58">6. Дата окончания подписки</text:p>
      <text:p text:style-name="P58">7. Комментарий</text:p>
      <text:p text:style-name="P131">8. Ценовая политика провайдера (грн за условную единицу услуги. Прописано в мероприятии.)</text:p>
      <text:p text:style-name="P58"/>
      <text:p text:style-name="P17">MongoDB Document model:</text:p>
      <text:p text:style-name="P17">{</text:p>
      <text:p text:style-name="P17"><text:tab/>_id: &lt;UUID&gt;</text:p>
      <text:p text:style-name="P17"><text:tab/><text:span text:style-name="T42">type</text:span>: &lt;String&gt;</text:p>
      <text:p text:style-name="P17"><text:tab/><text:span text:style-name="T42">eventId: &lt;UUID&gt;</text:span></text:p>
      <text:p text:style-name="P17"><text:tab/><text:span text:style-name="T59">provider</text:span>: &lt;UUID&gt;</text:p>
      <text:p text:style-name="P17"><text:soft-page-break/><text:tab/><text:span text:style-name="T58">startDate: &lt;DateTime&gt;</text:span></text:p>
      <text:p text:style-name="P17"><text:tab/><text:span text:style-name="T58">endDate: &lt;DateTime&gt;</text:span></text:p>
      <text:p text:style-name="P17"><text:tab/><text:span text:style-name="T58">comment: &lt;Text&gt;</text:span></text:p>
      <text:p text:style-name="P17"><text:tab/><text:span text:style-name="T62">cost: &lt;int&gt;</text:span></text:p>
      <text:p text:style-name="P36">}</text:p>
      <text:p text:style-name="P36"/>
      <text:p text:style-name="P22">Список функций для манипуляции с объектами <text:span text:style-name="T59">соглашений</text:span>:</text:p>
      <text:p text:style-name="P22"/>
      <text:p text:style-name="P45">Добавить <text:span text:style-name="T59">соглашение</text:span> <text:span text:style-name="T46">function addAgreement(a1, eventUuid, providerUuid) {}</text:span></text:p>
      <text:p text:style-name="P60">При добавлении соглашения нужно учитывать изменения в документе мероприятия (поле <text:span text:style-name="T57">providers</text:span>)</text:p>
      <text:p text:style-name="P45">Удалить <text:span text:style-name="T59">соглашение</text:span> <text:span text:style-name="T46">function deleteAgreement(providerUuid, eventUuid, eventType) {}</text:span></text:p>
      <text:p text:style-name="P60">При удалении соглашения нужно учитывать изменения в документе <text:span text:style-name="T61">события или хобби.</text:span> (поле <text:span text:style-name="T57">providers&lt;UUID&gt;[]</text:span>) <text:span text:style-name="T63">А так же учитывать изменения в ценовой политике мероприятия (поле cost&lt;String&gt; должно постоянно содержать самую низкую и самую высокую цену среди текущих.)</text:span></text:p>
      <text:p text:style-name="P60"/>
      <text:p text:style-name="P64">Безопасность и резервные копии</text:p>
      <text:p text:style-name="P56"/>
      <text:p text:style-name="P56">1. Пароли хранятся в зашифрованом виде</text:p>
      <text:p text:style-name="P56">2. Работа с приложением осуществляется через HTTPS</text:p>
      <text:p text:style-name="P56">3. Соответствие рекомендациям безопасности, изложенным <text:a xlink:type="simple" xlink:href="https://guide.meteor.com/security.html">тут</text:a> </text:p>
      <text:p text:style-name="P56">4. Ежедневный ночной дамп БД в 2х местах (локально и в облако)</text:p>
      <text:p text:style-name="P56">5. Обеспечение резервного сервера для аварийных ситуаций</text:p>
      <text:p text:style-name="P56"/>
      <text:p text:style-name="P37"/>
      <text:p text:style-name="P46"/>
      <text:p text:style-name="P47"/>
      <text:p text:style-name="P134"/>
      <text:p text:style-name="P151">Бизнес логика.</text:p>
      <text:p text:style-name="P137"/>
      <text:p text:style-name="P137">Регистрация.</text:p>
      <text:p text:style-name="P137">1. Административный аккаунт добавляется по умолчанию.</text:p>
      <text:p text:style-name="P138">2. Процесс регистрации пользователя изначально делится на два параллельных процесса: Регистрация собственно пользователя и регистрация провайдера. <text:span text:style-name="T69">В итоге в любом случае создается UserAccount с пометкой типа пользователя. Ориентируясь на пометку будет настраиватся отображение специфических элементов интерфейса для пользователя/провайдера, а так же права доступа к специфическим функциям/полям.</text:span></text:p>
      <text:p text:style-name="P138"/>
      <text:p text:style-name="P138"/>
      <text:p text:style-name="P138">Список полей для регистрации пользователя <text:span text:style-name="T68">внутри системы</text:span>:</text:p>
      <text:p text:style-name="P137"/>
      <text:p text:style-name="P70">1. имя пользователя (Английские символы + цифры 0-9)</text:p>
      <text:p text:style-name="P72">2. e-mail (Английские символы + цифры 0-9 + @ + Английские символы + цифры 0-9) – возможна проверка по регулярному выражению.</text:p>
      <text:p text:style-name="P72">3. Пароль (Английские символы + цифры 0-9)</text:p>
      <text:p text:style-name="P74">4. Повторить пароль (Английские символы + цифры 0-9) – валидация одинаковости паролей на месте (Иконка <text:span text:style-name="T67">#check</text:span>)</text:p>
      <text:p text:style-name="P76">Регистрация/<text:span text:style-name="T70">Авторизация</text:span> пользователя посредством социальных сетей:</text:p>
      <text:p text:style-name="P83"><text:span text:style-name="T16">Social network l</text:span><text:span text:style-name="T15">ogin provider </text:span><text:span text:style-name="T16">&amp; confirmation and recovery password managed by</text:span><text:span text:style-name="T15"> </text:span><text:a xlink:type="simple" xlink:href="https://atmospherejs.com/useraccounts/bootstrap">useraccounts</text:a><text:span text:style-name="T25"> </text:span><text:span text:style-name="T19">package</text:span><text:span text:style-name="T20">. </text:span></text:p>
      <text:p text:style-name="P83"><text:span text:style-name="T21">Подключаемые социальные сети: </text:span><text:span text:style-name="T18">Fb, VK, G+, Twitter</text:span></text:p>
      <text:p text:style-name="P82"><text:span text:style-name="T71"/></text:p>
      <text:p text:style-name="P141"/>
      <text:p text:style-name="P139"><text:soft-page-break/></text:p>
      <text:p text:style-name="P139">Список полей для регистрации п<text:span text:style-name="T72">ровайдера</text:span> <text:span text:style-name="T68">внутри системы</text:span>:</text:p>
      <text:p text:style-name="P139"/>
      <text:p text:style-name="P71">1. имя пользователя (Английские символы + цифры 0-9)</text:p>
      <text:p text:style-name="P73">2. e-mail (Английские символы + цифры 0-9 + @ + Английские символы + цифры 0-9) – возможна проверка по регулярному выражению.</text:p>
      <text:p text:style-name="P73">3. Пароль (Английские символы + цифры 0-9)</text:p>
      <text:p text:style-name="P75">4. Повторить пароль (Английские символы + цифры 0-9) – валидация одинаковости паролей на месте (Иконка <text:span text:style-name="T67">#check</text:span>)</text:p>
      <text:p text:style-name="P77">Регистрация/<text:span text:style-name="T70">Авторизация</text:span> <text:span text:style-name="T72">провайдера</text:span> посредством социальных сетей <text:span text:style-name="T72">не предусмотрена.</text:span></text:p>
      <text:p text:style-name="P77"/>
      <text:p text:style-name="P78">Манипуляция мероприятиями.</text:p>
      <text:p text:style-name="P78">1. Манипуляции событием.</text:p>
      <text:p text:style-name="P80">Создание события.</text:p>
      <text:p text:style-name="P80">Минимальный набор данных для создания события (Помеченые “Звёздочкой”/обязательные): </text:p>
      <text:p text:style-name="P100"><text:span text:style-name="T74">0</text:span>. UUID (Уникальный идентифткатор, <text:span text:style-name="T73">присваивается автоматически. Возвращается при создании события.</text:span>)</text:p>
      <text:p text:style-name="P100"><text:span text:style-name="T74">1</text:span>. Название</text:p>
      <text:p text:style-name="P100"><text:span text:style-name="T74">2</text:span>. Краткое описание (Для размещения в списке/на карте)</text:p>
      <text:p text:style-name="P100"><text:span text:style-name="T74">3</text:span>. Детальное описание (текст)</text:p>
      <text:p text:style-name="P121">4. <text:span text:style-name="T3">Информация о расписании</text:span></text:p>
      <text:p text:style-name="P100"/>
      <text:p text:style-name="P117">Максимальный набор информации, доступной для ввода при создании <text:span text:style-name="T79">события</text:span>:</text:p>
      <text:p text:style-name="P101"><text:span text:style-name="T74">0</text:span>. UUID (Уникальный идентифткатор, <text:span text:style-name="T73">присваивается автоматически. Возвращается при создании события.</text:span>)</text:p>
      <text:p text:style-name="P101"><text:soft-page-break/><text:span text:style-name="T74">1</text:span>. Название</text:p>
      <text:p text:style-name="P101"><text:span text:style-name="T74">2</text:span>. <text:span text:style-name="T3">Информация о расписании </text:span></text:p>
      <text:p text:style-name="P101"><text:span text:style-name="T74">3</text:span>. Краткое описание (Для размещения в списке/на карте)</text:p>
      <text:p text:style-name="P101"><text:span text:style-name="T74">4</text:span>. Детальное описание (текст)</text:p>
      <text:p text:style-name="P101"><text:span text:style-name="T74">5</text:span>. <text:span text:style-name="T2">Теги</text:span></text:p>
      <text:p text:style-name="P107"><text:span text:style-name="T74">6</text:span>. Картинка для описания (ссылка)</text:p>
      <text:p text:style-name="P112"><text:span text:style-name="T74">7</text:span>. Контакты</text:p>
      <text:p text:style-name="P115"><text:span text:style-name="T74">8</text:span>. Геолокация</text:p>
      <text:p text:style-name="P115"/>
      <text:p text:style-name="P119">Дополнительные поля:</text:p>
      <text:p text:style-name="P102"/>
      <text:p text:style-name="P103"><text:span text:style-name="T75">1</text:span>. <text:span text:style-name="T57">Подтвержденные провайдеры – Зполняется автоматически на основании данных соглашений.</text:span></text:p>
      <text:p text:style-name="P108"><text:span text:style-name="T75">2</text:span>. Участники <text:span text:style-name="T82">события</text:span> (ссылки) – <text:span text:style-name="T75">заполняется автоматически при подписке пользователя на мероприятие. После этой даты мероприятие становится видимым для пользователей (Публикация) и доступным для подписки.</text:span></text:p>
      <text:p text:style-name="P144"><text:span text:style-name="T84">3</text:span>. Список желающих – <text:span text:style-name="T77">Заполняется автоматически при “желании” пользователя на событие.</text:span></text:p>
      <text:p text:style-name="P147"><text:span text:style-name="T84">4</text:span>. Рейтинг – <text:span text:style-name="T77">Заполняется автоматически на основании комментариев к событию.</text:span></text:p>
      <text:p text:style-name="P149"><text:span text:style-name="T84">5</text:span>. Ценовые политики провайдеров (Наименьшая и наибольшая цена на данный момент.) - <text:span text:style-name="T78">заполняется автоматически на основании соглашений по событию.</text:span></text:p>
      <text:p text:style-name="P152"/>
      <text:p text:style-name="P154">Изменение события</text:p>
      <text:p text:style-name="P154"/>
      <text:p text:style-name="P154">Доступные для редактирования поля события:</text:p>
      <text:p text:style-name="P154"/>
      <text:p text:style-name="P105"><text:span text:style-name="T74">1</text:span>. Название</text:p>
      <text:p text:style-name="P105"><text:span text:style-name="T74">2</text:span>. <text:span text:style-name="T3">Информация о расписании </text:span></text:p>
      <text:p text:style-name="P105"><text:span text:style-name="T74">3</text:span>. Краткое описание (Для размещения в списке/на карте)</text:p>
      <text:p text:style-name="P105"><text:span text:style-name="T74">4</text:span>. Детальное описание (текст)</text:p>
      <text:p text:style-name="P105"><text:soft-page-break/><text:span text:style-name="T74">5</text:span>. <text:span text:style-name="T2">Теги</text:span></text:p>
      <text:p text:style-name="P110"><text:span text:style-name="T74">6</text:span>. Картинка для описания (ссылка)</text:p>
      <text:p text:style-name="P114"><text:span text:style-name="T74">7</text:span>. Контакты</text:p>
      <text:p text:style-name="P156"><text:span text:style-name="T74">8</text:span>. Геолокация</text:p>
      <text:p text:style-name="P156"/>
      <text:p text:style-name="P158">Дополнительные действия:</text:p>
      <text:p text:style-name="P158">1. Подписать провайдера ***</text:p>
      <text:p text:style-name="P158">Действие доступно только через процедуру создания соглашения. Если соглашение не найдено – предлагается его создать.</text:p>
      <text:p text:style-name="P158"/>
      <text:p text:style-name="P158">2. Отписать провайдера ***</text:p>
      <text:p text:style-name="P158">Действие доступно только при изменении соглашения. Необходимо установить дату окончания соглашения раньше текущей. Если соглашение не найдено – вывод ошибки.</text:p>
      <text:p text:style-name="P158"/>
      <text:p text:style-name="P158">3. <text:span text:style-name="T85">Подтвердить событие ***</text:span></text:p>
      <text:p text:style-name="P161">Установить дату подтверждения. После этой даты событие публикуется.</text:p>
      <text:p text:style-name="P161"/>
      <text:p text:style-name="P159"><text:span text:style-name="T86">4</text:span>. <text:span text:style-name="T86">скрыть событие ***</text:span></text:p>
      <text:p text:style-name="P162"><text:span text:style-name="T86">Удалить</text:span> дату подтверждения. После это<text:span text:style-name="T86">го </text:span>событие <text:span text:style-name="T86">становится невидимым для пользователей</text:span>.</text:p>
      <text:p text:style-name="P158"/>
      <text:p text:style-name="P164">Удаление события.</text:p>
      <text:p text:style-name="P164">Порядок удаления:</text:p>
      <text:p text:style-name="P164">1. Подписки <text:span text:style-name="T91">и желания</text:span> из профилей пользователей</text:p>
      <text:p text:style-name="P165">2. Соглашения по событию</text:p>
      <text:p text:style-name="P165"><text:span text:style-name="T90">3. П</text:span>ровайдеры из события (поле providers &lt;UUID[]&gt;)</text:p>
      <text:p text:style-name="P164"><text:span text:style-name="T90">4</text:span>. <text:span text:style-name="T91">Комментарии события</text:span></text:p>
      <text:p text:style-name="P167">5. <text:span text:style-name="T92">Картинки и видео, относящиеся к событию.</text:span></text:p>
      <text:p text:style-name="P168">6. Сам обьект события.</text:p>
      <text:p text:style-name="P152"/>
      <text:p text:style-name="P79"><text:soft-page-break/><text:span text:style-name="T80">2</text:span>. Манипуляции <text:span text:style-name="T80">хобби</text:span>.</text:p>
      <text:p text:style-name="P81">Создание <text:span text:style-name="T80">хобби</text:span>.</text:p>
      <text:p text:style-name="P81">Минимальный набор данных для создания <text:span text:style-name="T80">хобби</text:span> (Помеченые “Звёздочкой”/обязательные): </text:p>
      <text:p text:style-name="P104"><text:span text:style-name="T74">0</text:span>. UUID (Уникальный идентифткатор, <text:span text:style-name="T73">присваивается автоматически. Возвращается при создании события.</text:span>)</text:p>
      <text:p text:style-name="P104"><text:span text:style-name="T74">1</text:span>. Название</text:p>
      <text:p text:style-name="P104"><text:span text:style-name="T74">2</text:span>. Краткое описание (Для размещения в списке)</text:p>
      <text:p text:style-name="P104"><text:span text:style-name="T74">3</text:span>. Детальное описание (текст)</text:p>
      <text:p text:style-name="P104"/>
      <text:p text:style-name="P118">Максимальный набор информации, доступной для ввода при создании <text:span text:style-name="T81">хобби</text:span>:</text:p>
      <text:p text:style-name="P104"><text:span text:style-name="T74">0</text:span>. UUID (Уникальный идентифткатор, <text:span text:style-name="T73">присваивается автоматически. Возвращается при создании хобби.</text:span>)</text:p>
      <text:p text:style-name="P104"><text:span text:style-name="T74">1</text:span>. Название</text:p>
      <text:p text:style-name="P104"><text:span text:style-name="T81">2</text:span>. Краткое описание (Для размещения в списке/на карте)</text:p>
      <text:p text:style-name="P104"><text:span text:style-name="T81">3</text:span>. Детальное описание (текст)</text:p>
      <text:p text:style-name="P104"><text:span text:style-name="T81">4</text:span>. <text:span text:style-name="T2">Теги</text:span></text:p>
      <text:p text:style-name="P109"><text:span text:style-name="T81">5</text:span>. Картинка для описания (ссылка)</text:p>
      <text:p text:style-name="P116"/>
      <text:p text:style-name="P120">Дополнительные поля:</text:p>
      <text:p text:style-name="P104"/>
      <text:p text:style-name="P104"><text:span text:style-name="T75">1</text:span>. <text:span text:style-name="T57">Подтвержденные провайдеры – Зполняется автоматически на основании данных соглашений.</text:span></text:p>
      <text:p text:style-name="P109"><text:span text:style-name="T75">2</text:span>. Участники <text:span text:style-name="T3">хобби</text:span> (ссылки) – <text:span text:style-name="T75">заполняется автоматически при подписке пользователя на хобби.</text:span></text:p>
      <text:p text:style-name="P113"><text:span text:style-name="T76">3</text:span>. Дата подтверждения – <text:span text:style-name="T76">заполняется администратором. После этой даты хобби становится видимым для пользователей (Публикация) и доступным для подписки.</text:span></text:p>
      <text:p text:style-name="P145"><text:span text:style-name="T77">4</text:span>. Список желающих – <text:span text:style-name="T77">Заполняется автоматически при “желании” пользователя на мероприятие.</text:span></text:p>
      <text:p text:style-name="P148"><text:soft-page-break/><text:span text:style-name="T77">5</text:span>. Рейтинг – <text:span text:style-name="T77">Заполняется автоматически на основании комментариев к хобби.</text:span></text:p>
      <text:p text:style-name="P150"><text:span text:style-name="T77">6</text:span>. Ценовые политики провайдеров (Наименьшая и наибольшая цена на данный момент.) - <text:span text:style-name="T78">заполняется автоматически на основании соглашений по хобби.</text:span></text:p>
      <text:p text:style-name="P153"/>
      <text:p text:style-name="P155">Изменение <text:span text:style-name="T87">хобби</text:span></text:p>
      <text:p text:style-name="P155"/>
      <text:p text:style-name="P155">Доступные для редактирования поля <text:span text:style-name="T88">хобби</text:span>:</text:p>
      <text:p text:style-name="P155"/>
      <text:p text:style-name="P106"><text:span text:style-name="T74">1</text:span>. Название</text:p>
      <text:p text:style-name="P106"><text:span text:style-name="T87">2</text:span>. Краткое описание (Для размещения в списке/на карте)</text:p>
      <text:p text:style-name="P106"><text:span text:style-name="T87">3</text:span>. Детальное описание (текст)</text:p>
      <text:p text:style-name="P106"><text:span text:style-name="T87">4</text:span>. <text:span text:style-name="T2">Теги</text:span></text:p>
      <text:p text:style-name="P111"><text:span text:style-name="T87">5</text:span>. Картинка для описания (ссылка)</text:p>
      <text:p text:style-name="P157"/>
      <text:p text:style-name="P160">Дополнительные действия:</text:p>
      <text:p text:style-name="P160">1. Подписать провайдера ***</text:p>
      <text:p text:style-name="P160">Действие доступно только через процедуру создания соглашения. Если соглашение не найдено – предлагается его создать.</text:p>
      <text:p text:style-name="P160"/>
      <text:p text:style-name="P160">2. Отписать провайдера ***</text:p>
      <text:p text:style-name="P160">Действие доступно только при изменении соглашения. Необходимо установить дату окончания соглашения раньше текущей. Если соглашение не найдено – вывод ошибки.</text:p>
      <text:p text:style-name="P160"/>
      <text:p text:style-name="P160">3. <text:span text:style-name="T85">Подтвердить хобби ***</text:span></text:p>
      <text:p text:style-name="P163">Установить дату подтверждения. После этой даты <text:span text:style-name="T89">хобби</text:span> публикуется.</text:p>
      <text:p text:style-name="P163"/>
      <text:p text:style-name="P160"><text:span text:style-name="T86">4</text:span>. <text:span text:style-name="T86">скрыть хобби ***</text:span></text:p>
      <text:p text:style-name="P163"><text:span text:style-name="T86">Удалить</text:span> дату подтверждения. После это<text:span text:style-name="T86">го </text:span>событие <text:span text:style-name="T86">становится </text:span><text:soft-page-break/><text:span text:style-name="T86">невидимым для пользователей</text:span>.</text:p>
      <text:p text:style-name="P152"/>
      <text:p text:style-name="P166">Удаление <text:span text:style-name="T92">хобби</text:span>.</text:p>
      <text:p text:style-name="P166">Порядок удаления:</text:p>
      <text:p text:style-name="P166">1. Подписки <text:span text:style-name="T91">и желания</text:span> из профилей пользователей</text:p>
      <text:p text:style-name="P166">2. Соглашения по <text:span text:style-name="T92">хобби</text:span></text:p>
      <text:p text:style-name="P166"><text:span text:style-name="T90">3. П</text:span>ровайдеры из <text:span text:style-name="T92">хобби</text:span> (поле providers &lt;UUID[]&gt;)</text:p>
      <text:p text:style-name="P166"><text:span text:style-name="T90">4</text:span>. <text:span text:style-name="T91">Комментарии <text:s/>хобби</text:span></text:p>
      <text:p text:style-name="P166"><text:span text:style-name="T91">5. Картинки и видео, относящиеся к хобби.</text:span></text:p>
      <text:p text:style-name="P168">6. Сам обьект хобби.</text:p>
      <text:p text:style-name="P62">Технологии.</text:p>
      <text:p text:style-name="P12"/>
      <text:p text:style-name="P12">1. Язык – js</text:p>
      <text:p text:style-name="P27"><text:span text:style-name="T26">2. </text:span><text:span text:style-name="T27">Технологии: Meteor</text:span><text:span text:style-name="T44"> </text:span><text:span text:style-name="T7">platform, MongoDB, </text:span><text:bookmark text:name="step-1-—-setting-up-an-nginx-web-server"/><text:span text:style-name="T7">Nginx Web Server, Ubuntu Linux, </text:span><text:span text:style-name="T8">Docker</text:span></text:p>
      <text:p text:style-name="P41">3. Требования к серверу.</text:p>
      <text:p text:style-name="P32"><text:span text:style-name="T11">Для запуска приложения хватит </text:span><text:span text:style-name="T12">5GB HDD, 4</text:span><text:span text:style-name="T11">GB RAM, </text:span><text:a xlink:type="simple" xlink:href="http://ark.intel.com/ru/products/43233/Intel-Xeon-Processor-L3426-8M-Cache-1_86-GHz"><text:span text:style-name="T22">Пример процессора</text:span></text:a></text:p>
      <text:p text:style-name="P24"/>
      <text:p text:style-name="P25">3. Модули meteor</text:p>
      <text:p text:style-name="P25"/>
      <text:p text:style-name="P26"><text:a xlink:type="simple" xlink:href="https://atmospherejs.com/socialize/base-model">socialize:base-model</text:a></text:p>
      <text:p text:style-name="P42"><text:a xlink:type="simple" xlink:href="https://atmospherejs.com/socialize/messaging">socialize:messaging</text:a><text:span text:style-name="T51"> –</text:span><text:span text:style-name="Source_20_Text"><text:span text:style-name="T38"> Личные сообщения</text:span></text:span></text:p>
      <text:p text:style-name="P43"><text:a xlink:type="simple" xlink:href="https://atmospherejs.com/meteor/accounts-base"><text:span text:style-name="Source_20_Text">accounts-base</text:span></text:a><text:span text:style-name="Source_20_Text"><text:span text:style-name="T52"> </text:span></text:span></text:p>
      <text:p text:style-name="P43"><text:a xlink:type="simple" xlink:href="https://atmospherejs.com/socialize/user-profile"><text:span text:style-name="Source_20_Text"><text:span text:style-name="T54">socialize:user-profile</text:span></text:span></text:a><text:span text:style-name="Source_20_Text"><text:span text:style-name="T38"> – Расширение функционала пользователя </text:span></text:span></text:p>
      <text:p text:style-name="P42"><text:a xlink:type="simple" xlink:href="https://atmospherejs.com/alanning/roles"><text:span text:style-name="Source_20_Text"><text:span text:style-name="T52">alanning:roles</text:span></text:span></text:a></text:p>
      <text:p text:style-name="P42"><text:a xlink:type="simple" xlink:href="https://atmospherejs.com/tap/i18n"><text:span text:style-name="Source_20_Text">tap:i18n</text:span></text:a><text:span text:style-name="Source_20_Text"><text:span text:style-name="T53"> – </text:span></text:span><text:span text:style-name="Source_20_Text"><text:span text:style-name="T38">Изменение языка интерфейса</text:span></text:span></text:p>
      <text:p text:style-name="P43"><text:a xlink:type="simple" xlink:href="https://atmospherejs.com/joshowens/shareit"><text:span text:style-name="Source_20_Text"><text:span text:style-name="T39">joshowens:shareit</text:span></text:span></text:a><text:span text:style-name="Source_20_Text"><text:span text:style-name="T39"> – Шер в социальные сети</text:span></text:span></text:p>
      <text:p text:style-name="P65"><text:a xlink:type="simple" xlink:href="https://atmospherejs.com/jandres/google-calendar-api">jandres:google-calendar-api</text:a> – Поддержка гугл календаря</text:p>
      <text:p text:style-name="P66"><text:a xlink:type="simple" xlink:href="https://atmospherejs.com/drblue/fullcalendar">drblue:fullcalendar</text:a> <text:s/>- Претендент на событийный календарь</text:p>
      <text:p text:style-name="P66"><text:a xlink:type="simple" xlink:href="https://atmospherejs.com/dburles/google-maps">dburles:google-maps</text:a> <text:s/>- Поддержка гугл карт + <text:a xlink:type="simple" xlink:href="https://code.google.com/p/google-maps-utility-library-v3/wiki/Libraries">Компоненты для меток</text:a> </text:p>
      <text:p text:style-name="P67"><text:a xlink:type="simple" xlink:href="https://atmospherejs.com/meteor/email">email</text:a> – Отправка email (В качестве уведомлений, рассылок)</text:p>
      <text:p text:style-name="P67"/>
      <text:p text:style-name="P66"/>
      <text:p text:style-name="P55"/>
      <text:p text:style-name="P35"/>
      <text:p text:style-name="P35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" svg:font-family="'Source Sans Pro', 'Helvetica Neue', Helvetica, Arial, sans-serif"/>
    <style:font-face style:name="apple-system" svg:font-family="apple-system, BlinkMacSystemFont, 'Segoe UI', Roboto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ec41" officeooo:paragraph-rsid="000bec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Киев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avka </meta:initial-creator>
    <meta:creation-date>2016-09-25T10:33:09.716083391</meta:creation-date>
    <dc:date>2016-10-03T15:02:09.668560382</dc:date>
    <dc:creator>mjavka </dc:creator>
    <meta:editing-duration>P1DT13H38M54S</meta:editing-duration>
    <meta:editing-cycles>69</meta:editing-cycles>
    <meta:generator>LibreOffice/4.2.6.3$Linux_X86_64 LibreOffice_project/420m0$Build-3</meta:generator>
    <meta:document-statistic meta:table-count="0" meta:image-count="0" meta:object-count="0" meta:page-count="21" meta:paragraph-count="356" meta:word-count="1990" meta:character-count="15880" meta:non-whitespace-character-count="14133"/>
  </office:meta>
</office:document-meta>
</file>